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2799" officeooo:paragraph-rsid="000e2799"/>
    </style:style>
    <style:style style:name="P2" style:family="paragraph" style:parent-style-name="Standard">
      <style:paragraph-properties fo:text-align="end" style:justify-single-word="false"/>
      <style:text-properties officeooo:rsid="000e2799" officeooo:paragraph-rsid="000e2799"/>
    </style:style>
    <style:style style:name="P3" style:family="paragraph" style:parent-style-name="Standard">
      <style:paragraph-properties fo:text-align="center" style:justify-single-word="false"/>
      <style:text-properties fo:font-size="18pt" officeooo:rsid="000e2799" officeooo:paragraph-rsid="000e2799" style:font-size-asian="18pt" style:font-size-complex="18pt"/>
    </style:style>
    <style:style style:name="P4" style:family="paragraph" style:parent-style-name="Standard">
      <style:paragraph-properties fo:text-align="justify" style:justify-single-word="false"/>
      <style:text-properties officeooo:rsid="000f950b" officeooo:paragraph-rsid="000f950b"/>
    </style:style>
    <style:style style:name="P5" style:family="paragraph" style:parent-style-name="Standard">
      <style:paragraph-properties fo:text-align="justify" style:justify-single-word="false"/>
      <style:text-properties officeooo:rsid="00117d87" officeooo:paragraph-rsid="00117d87"/>
    </style:style>
    <style:style style:name="P6" style:family="paragraph" style:parent-style-name="Standard" style:list-style-name="L1">
      <style:paragraph-properties fo:text-align="justify" style:justify-single-word="false"/>
      <style:text-properties officeooo:rsid="00117d87" officeooo:paragraph-rsid="00117d87"/>
    </style:style>
    <style:style style:name="P7" style:family="paragraph" style:parent-style-name="Standard">
      <style:paragraph-properties fo:text-align="justify" style:justify-single-word="false"/>
      <style:text-properties officeooo:rsid="000e2799" officeooo:paragraph-rsid="000e2799"/>
    </style:style>
    <style:style style:name="P8" style:family="paragraph" style:parent-style-name="Standard" style:list-style-name="L2">
      <style:paragraph-properties fo:text-align="justify" style:justify-single-word="false"/>
      <style:text-properties officeooo:rsid="000e2799" officeooo:paragraph-rsid="00142ac0"/>
    </style:style>
    <style:style style:name="P9" style:family="paragraph" style:parent-style-name="Standard" style:list-style-name="L1">
      <style:paragraph-properties fo:text-align="justify" style:justify-single-word="false"/>
      <style:text-properties officeooo:rsid="0011d1b3" officeooo:paragraph-rsid="0011d1b3"/>
    </style:style>
    <style:style style:name="P10" style:family="paragraph" style:parent-style-name="Standard">
      <style:paragraph-properties fo:text-align="justify" style:justify-single-word="false"/>
      <style:text-properties officeooo:paragraph-rsid="000e2799"/>
    </style:style>
    <style:style style:name="P11" style:family="paragraph" style:parent-style-name="Standard">
      <style:paragraph-properties fo:text-align="justify" style:justify-single-word="false"/>
      <style:text-properties officeooo:rsid="0013ed34" officeooo:paragraph-rsid="0013ed34"/>
    </style:style>
    <style:style style:name="P12" style:family="paragraph" style:parent-style-name="Standard">
      <style:paragraph-properties fo:text-align="justify" style:justify-single-word="false"/>
      <style:text-properties officeooo:rsid="00142ac0" officeooo:paragraph-rsid="00142ac0"/>
    </style:style>
    <style:style style:name="P13" style:family="paragraph" style:parent-style-name="Standard" style:list-style-name="L2">
      <style:paragraph-properties fo:text-align="justify" style:justify-single-word="false"/>
      <style:text-properties officeooo:rsid="00142ac0" officeooo:paragraph-rsid="00142ac0"/>
    </style:style>
    <style:style style:name="P14" style:family="paragraph" style:parent-style-name="Standard">
      <style:paragraph-properties fo:text-align="justify" style:justify-single-word="false"/>
      <style:text-properties officeooo:rsid="002eac71" officeooo:paragraph-rsid="002eac71"/>
    </style:style>
    <style:style style:name="P15" style:family="paragraph" style:parent-style-name="Text_20_body">
      <style:paragraph-properties fo:text-align="justify" style:justify-single-word="false"/>
      <style:text-properties officeooo:rsid="00117d87" officeooo:paragraph-rsid="00117d87"/>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117d87"/>
    </style:style>
    <style:style style:name="P18" style:family="paragraph" style:parent-style-name="Text_20_body">
      <style:paragraph-properties fo:text-align="justify" style:justify-single-word="false"/>
      <style:text-properties officeooo:rsid="001594b6" officeooo:paragraph-rsid="001594b6"/>
    </style:style>
    <style:style style:name="P19" style:family="paragraph" style:parent-style-name="Text_20_body">
      <style:paragraph-properties fo:text-align="justify" style:justify-single-word="false"/>
      <style:text-properties officeooo:rsid="00176934" officeooo:paragraph-rsid="00176934"/>
    </style:style>
    <style:style style:name="P20" style:family="paragraph" style:parent-style-name="Text_20_body" style:list-style-name="L3">
      <style:paragraph-properties fo:text-align="justify" style:justify-single-word="false"/>
      <style:text-properties officeooo:rsid="001a3731" officeooo:paragraph-rsid="001a3731"/>
    </style:style>
    <style:style style:name="P21" style:family="paragraph" style:parent-style-name="Text_20_body" style:list-style-name="L3">
      <style:paragraph-properties fo:text-align="justify" style:justify-single-word="false"/>
      <style:text-properties officeooo:rsid="0025444a" officeooo:paragraph-rsid="0025444a"/>
    </style:style>
    <style:style style:name="P22" style:family="paragraph" style:parent-style-name="Text_20_body">
      <style:paragraph-properties fo:text-align="justify" style:justify-single-word="false"/>
      <style:text-properties officeooo:rsid="0025444a" officeooo:paragraph-rsid="0025444a"/>
    </style:style>
    <style:style style:name="P23" style:family="paragraph" style:parent-style-name="Text_20_body">
      <style:paragraph-properties fo:text-align="justify" style:justify-single-word="false"/>
      <style:text-properties officeooo:rsid="0026a72b" officeooo:paragraph-rsid="0026a72b"/>
    </style:style>
    <style:style style:name="P24" style:family="paragraph" style:parent-style-name="Text_20_body">
      <style:paragraph-properties fo:text-align="justify" style:justify-single-word="false"/>
      <style:text-properties officeooo:rsid="00285553" officeooo:paragraph-rsid="00285553"/>
    </style:style>
    <style:style style:name="P25" style:family="paragraph" style:parent-style-name="Text_20_body">
      <style:paragraph-properties fo:text-align="justify" style:justify-single-word="false"/>
      <style:text-properties officeooo:rsid="002d1f00" officeooo:paragraph-rsid="002d1f00"/>
    </style:style>
    <style:style style:name="P26" style:family="paragraph" style:parent-style-name="Text_20_body">
      <style:paragraph-properties fo:text-align="justify" style:justify-single-word="false"/>
      <style:text-properties officeooo:rsid="002e6d70" officeooo:paragraph-rsid="002e6d70"/>
    </style:style>
    <style:style style:name="P27" style:family="paragraph" style:parent-style-name="Text_20_body">
      <style:paragraph-properties fo:text-align="justify" style:justify-single-word="false"/>
      <style:text-properties officeooo:rsid="002eac71" officeooo:paragraph-rsid="002eac71"/>
    </style:style>
    <style:style style:name="P28" style:family="paragraph" style:parent-style-name="Text_20_body">
      <style:paragraph-properties fo:text-align="justify" style:justify-single-word="false"/>
      <style:text-properties officeooo:rsid="0031469e" officeooo:paragraph-rsid="0031469e"/>
    </style:style>
    <style:style style:name="P29" style:family="paragraph" style:parent-style-name="Text_20_body">
      <style:paragraph-properties fo:text-align="justify" style:justify-single-word="false" fo:break-before="page"/>
      <style:text-properties officeooo:paragraph-rsid="00117d87"/>
    </style:style>
    <style:style style:name="P30" style:family="paragraph" style:parent-style-name="Heading_20_1">
      <style:paragraph-properties fo:text-align="justify" style:justify-single-word="false"/>
    </style:style>
    <style:style style:name="P31" style:family="paragraph" style:parent-style-name="Heading_20_1" style:list-style-name="">
      <style:paragraph-properties fo:text-align="justify" style:justify-single-word="false"/>
    </style:style>
    <style:style style:name="P32" style:family="paragraph" style:parent-style-name="Heading_20_1">
      <style:paragraph-properties fo:text-align="justify" style:justify-single-word="false" fo:break-before="page"/>
    </style:style>
    <style:style style:name="T1" style:family="text">
      <style:text-properties officeooo:rsid="00117d87"/>
    </style:style>
    <style:style style:name="T2" style:family="text">
      <style:text-properties officeooo:rsid="0011d1b3"/>
    </style:style>
    <style:style style:name="T3" style:family="text">
      <style:text-properties officeooo:rsid="0013ed34"/>
    </style:style>
    <style:style style:name="T4" style:family="text">
      <style:text-properties officeooo:rsid="001594b6"/>
    </style:style>
    <style:style style:name="T5" style:family="text">
      <style:text-properties officeooo:rsid="00176934"/>
    </style:style>
    <style:style style:name="T6" style:family="text">
      <style:text-properties officeooo:rsid="001a3731"/>
    </style:style>
    <style:style style:name="T7" style:family="text">
      <style:text-properties officeooo:rsid="0025444a"/>
    </style:style>
    <style:style style:name="T8" style:family="text">
      <style:text-properties officeooo:rsid="0026a72b"/>
    </style:style>
    <style:style style:name="T9" style:family="text">
      <style:text-properties officeooo:rsid="00285553"/>
    </style:style>
    <style:style style:name="T10" style:family="text">
      <style:text-properties officeooo:rsid="002a0b53"/>
    </style:style>
    <style:style style:name="T11" style:family="text">
      <style:text-properties officeooo:rsid="002d1f00"/>
    </style:style>
    <style:style style:name="T12" style:family="text">
      <style:text-properties style:font-name="Liberation Sans" fo:font-size="18.2000007629395pt" fo:font-weight="bold" officeooo:rsid="00117d87" style:font-name-asian="Noto Sans CJK SC Regular" style:font-size-asian="18.2000007629395pt" style:font-weight-asian="bold" style:font-name-complex="FreeSans" style:font-size-complex="18.2000007629395pt" style:font-weight-complex="bold"/>
    </style:style>
    <style:style style:name="T13" style:family="text">
      <style:text-properties officeooo:rsid="002e6d70"/>
    </style:style>
    <style:style style:name="T14" style:family="text">
      <style:text-properties officeooo:rsid="002eac71"/>
    </style:style>
    <style:style style:name="T15" style:family="text">
      <style:text-properties officeooo:rsid="002fb3e3"/>
    </style:style>
    <style:style style:name="T16" style:family="text">
      <style:text-properties officeooo:rsid="0031469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C2 TFM – Desarrollo de aplicaciones</text:p>
      <text:p text:style-name="P1"/>
      <text:p text:style-name="P2">José Miguel Cañibano Iglesias</text:p>
      <text:p text:style-name="P1"/>
      <text:p text:style-name="P1"/>
      <text:p text:style-name="P1"/>
      <text:h text:style-name="P30" text:outline-level="1">Descripción formal del proyecto</text:h>
      <text:p text:style-name="P7"/>
      <text:p text:style-name="P4">El proyecto gira en torno a la aplicación Perceval <text:span text:style-name="T1">[1]</text:span>.</text:p>
      <text:p text:style-name="P4">Perceval se puede definir como una herramienta para recuperar y recopilar datos de repositorios de software, repositorios como pueden ser: <text:span text:style-name="T1">Bugzilla, Gerrit, Git, Jenkins, ReMo, etc.</text:span></text:p>
      <text:p text:style-name="P5">Debido a que Perceval es un proyecto colaborativo adolece de determinadas características y en este proyecto se ha intentado realizar la colaboración aportando al mismo esas carácterísticas que lo harán una herramienta mucho más completa.</text:p>
      <text:p text:style-name="P14">Obviamente, en la medida de lo posible, se ha optado por usar herramientas de software libre en detrimento de las propietarias.</text:p>
      <text:p text:style-name="P7"/>
      <text:p text:style-name="P7"/>
      <text:h text:style-name="P31" text:outline-level="1"/>
      <text:h text:style-name="P32" text:outline-level="1">Analisis de requisitos</text:h>
      <text:p text:style-name="P5"/>
      <text:p text:style-name="P5">Después de hablar con varios miembros del equipo y considerando que ya se había usado antes, se entiende que los requisitos a conseguir son:</text:p>
      <text:p text:style-name="P5"/>
      <text:list xml:id="list5251617427631896460" text:style-name="L1">
        <text:list-item>
          <text:p text:style-name="P6">Conseguir que se pueda instalar más fácilmente creando paquetes en distintos sistemas operativos y distintas distribuciones (hablando del mundo Linux).</text:p>
        </text:list-item>
        <text:list-item>
          <text:p text:style-name="P6">Que se puede utilizar en el mundo Microsoft, para lo cual se tendrá en cuenta en el punto anterior que también se tiene que instalar en Windows y además que se ejecute sin problemas.</text:p>
        </text:list-item>
        <text:list-item>
          <text:p text:style-name="P6">Realizar documentación como pueden ser diagramas de clases para que los voluntarios se puedan <text:span text:style-name="T2">incorporar y producir más fácilmente.</text:span></text:p>
        </text:list-item>
        <text:list-item>
          <text:p text:style-name="P9">Actualmente la salida se produce usando formato JSON. Para facilitar el tratamiento de los resultados y el posterior análisis se ofrederá también la posibilidad de <text:span text:style-name="T3">que la salida sea en formato CSV.</text:span></text:p>
        </text:list-item>
      </text:list>
      <text:p text:style-name="P7"/>
      <text:p text:style-name="P7"/>
      <text:p text:style-name="P7"/>
      <text:h text:style-name="P31" text:outline-level="1"/>
      <text:h text:style-name="P32" text:outline-level="1">Tecnologías relacionadas</text:h>
      <text:p text:style-name="P7"/>
      <text:p text:style-name="P11">Dado que el código de la aplicación Perceval está realizada en Python se puede decir que la tecnología base es el lenguaje de programación Python.</text:p>
      <text:p text:style-name="P12">Una lista más detallada, incluida Python, de las tecnologías usadas son:</text:p>
      <text:list xml:id="list8192096747276906138" text:style-name="L2">
        <text:list-item>
          <text:p text:style-name="P13">Python [2][3]: Es un lenguaje de programación interpretado creado a finales de los años 80 por Guido Van Rossum. Intenta que su código sea facil y rápido de codificar así como fácil de leer. Otras características del lenguaje es que está orientado a objetos; programación imperativa y en menor medida, programación funcional; usa tipado dinámico y es multiplataforma, aunque con limitaciones.</text:p>
        </text:list-item>
        <text:list-item>
          <text:p text:style-name="P13">Bugzilla <text:span text:style-name="T4">[4][5]</text:span>: <text:span text:style-name="T4">Es una herramienta de seguimiento de errores desarrollada y usada inicialmente por el proyecto Mozilla. Usa una interfaz web para su manejo y administración. Cuenta con una licencia Mozilla Public License [6].</text:span></text:p>
        </text:list-item>
        <text:list-item>
          <text:p text:style-name="P13">Con<text:span text:style-name="T4">f</text:span>luence <text:span text:style-name="T5">[7][8]</text:span>: <text:span text:style-name="T5">Herramienta para organizar, crear y en general administrar un proyecto. Pertenece a la empresa Atlassian</text:span></text:p>
        </text:list-item>
        <text:list-item>
          <text:p text:style-name="P13">Discourse <text:span text:style-name="T11">[9][10]</text:span>: <text:span text:style-name="T10">Es una plataforma para la comunicación interna de una comunidad. Su desarrollo se produce dentro de la forja GitHub.</text:span></text:p>
        </text:list-item>
        <text:list-item>
          <text:p text:style-name="P13">Gerrit <text:span text:style-name="T11">[11][12]</text:span>: <text:span text:style-name="T11">Es una herramietna de código colaborativo basado en Web. Empezó escribiéndose en Python y se pasó a Java.</text:span></text:p>
        </text:list-item>
        <text:list-item>
          <text:p text:style-name="P13">Git <text:span text:style-name="T11">[13][14]</text:span>: <text:span text:style-name="T11">Es un software de control de versiones al estilo de CVS o Subversion. Como una de las características principales es que permite una gestión distribuida, esto es, cada programador tiene una copia local del historial de desarrollo entero. Una de sus curiosidades es que fue creada por Linus Torvals, y que precísamente el núcleo de Linux usa como herramienta de control de versiones Git.</text:span></text:p>
        </text:list-item>
        <text:list-item>
          <text:p text:style-name="P13">GitHub <text:span text:style-name="T13">[15][16]</text:span>: <text:span text:style-name="T13">GitHub es una forja (plataforma de desarrollo colaborativo) para alojar proyectos y tambien permite la comunicación entre los integraten del equipo así como facilidadades para, por ejemplo, editar o gestionar versiones de ficheros que pertenecen al proyecto. Además, Perceval está alojado como un proyecto de GitHub [1] por lo que su uso en este proyecto ha sido muy superior al resto de tecnologías aquí descritas.</text:span></text:p>
        </text:list-item>
        <text:list-item>
          <text:p text:style-name="P13">Gmane <text:span text:style-name="T13">[17][18]</text:span>: <text:span text:style-name="T13">Permite a los usuario acceder a listas de correo electrónico como si fueran grupos de noticias. Es decir, es una especie de control de versiones al estilo Git, pero con correos electrónicos.</text:span></text:p>
        </text:list-item>
        <text:list-item>
          <text:p text:style-name="P13">Jenkins <text:span text:style-name="T13">[19][20]</text:span>: <text:span text:style-name="T13">Es un software de integración continua, es decir, permite ejecutar en un momento determinado la compilación y/o pruebas de un determinado proyecto o parte de este. Así se puede detertar más fácilmente determinados problemas de manera muy rápida y fiable.</text:span></text:p>
        </text:list-item>
        <text:list-item>
          <text:p text:style-name="P13">JIRA <text:span text:style-name="T14">[21][22]</text:span>: <text:span text:style-name="T14">Es otra herramienta de la empresa Atlassian, al igual que Confluence vista anteriormente. Es utilizada para el seguimiento de errores, incidentes y para la gestión operativa de proyectos. JIRA es una apliacación basada en web.</text:span></text:p>
        </text:list-item>
        <text:list-item>
          <text:p text:style-name="P13">Mbox <text:span text:style-name="T14">[23]</text:span>: <text:span text:style-name="T14">Es una herramienta similar a Gmane. Permite almacenar correos electrónicos dando para ello un formato determinado. </text:span></text:p>
        </text:list-item>
        <text:list-item>
          <text:p text:style-name="P13">MediaWiki <text:span text:style-name="T15">[24][25]</text:span>: <text:span text:style-name="T15">Es un software para crear wikis. Es una herramienta libre y está programada en PHP. Como curiosidad, Wikipedia la usa.</text:span></text:p>
        </text:list-item>
        <text:list-item>
          <text:p text:style-name="P13">JSON <text:span text:style-name="T16">[26][27]</text:span>: <text:span text:style-name="T16">Es un formato de texto ligero para el intercambio de datos.</text:span></text:p>
        </text:list-item>
        <text:list-item>
          <text:p text:style-name="P13"><text:span text:style-name="T16">CSV [28][29]</text:span>: <text:span text:style-name="T16">define un formato de fichero para representar datos en forma de tabla.</text:span></text:p>
          <text:p text:style-name="P8"/>
        </text:list-item>
      </text:list>
      <text:p text:style-name="P7"/>
      <text:p text:style-name="P7"/>
      <text:p text:style-name="P10"/>
      <text:h text:style-name="P32" text:outline-level="1">Solución planteada</text:h>
      <text:p text:style-name="P16"/>
      <text:p text:style-name="P19">La solución está planteada en 3 partes separadas haciendo que el proyecto global este compuesto de 3 pequeños o en algún caso mediano.</text:p>
      <text:p text:style-name="P19">El primero de ellos es el referente a la instalación fácil en diferentes sistemas. Así partimos de que ya existe una instalación estándar de las aplicaciones realizadas en Python, eso significa el uso del paquete Setuptools [<text:span text:style-name="T16">29</text:span>].</text:p>
      <text:p text:style-name="P19">Como la intención es hacer lo más fácil posible la instalación de la herramienta haciendo que el usuario pueda <text:span text:style-name="T6">empezar a usarla, se analiza en primer lugar qué sistemas operativos se realizará un estudio, siendo estos los siguientes:</text:span></text:p>
      <text:list xml:id="list9070225278440666263" text:style-name="L3">
        <text:list-item>
          <text:p text:style-name="P20">Ubuntu y Debian: <text:span text:style-name="T7">Utiliza paquetes con extensión “deb” [30]. Se intentará buscar los parámetros necesarios para que el paquete Setuptools lo cree. En caso de que no se pueda se intentará hacer mediante algún programa Python con la finalidad de poderlos crear fácilmente según van saliendo otras versión de Perceval</text:span></text:p>
        </text:list-item>
        <text:list-item>
          <text:p text:style-name="P21">Red Hat y Fedora: En este caso, usa los ficheros con extensión “rpm” [<text:span text:style-name="T16">31</text:span>]. Al igual que en el caso anterior se intentará usar Setuptools y si no se puede, se hará un programa en Python con la finalidad de que se pueda conseguir el fichero “rpm” de una nueva versión.</text:p>
        </text:list-item>
        <text:list-item>
          <text:p text:style-name="P21">Microsoft Windows: Para los sistemas operativos propiedad de Microsoft (Windows 7, Windows 8, Windows 10) se intentará hacer un autoinstalable <text:span text:style-name="T8">mediante una herramienta como puede ser NSIS (NullSoft Scriptable Install System) [32]</text:span></text:p>
        </text:list-item>
        <text:list-item>
          <text:p text:style-name="P21">Mac OS: <text:span text:style-name="T8">Los paquetes instalables de los PC de la marca Apple son los ficheros “dmg” y para ello se usa la herramienta PackageMaker.</text:span></text:p>
        </text:list-item>
      </text:list>
      <text:p text:style-name="P22"/>
      <text:p text:style-name="P23">También se realizó la prueba de Perceval en Microsoft Windows para comprobar su funcionamiento <text:s/>teniéndose que adaptar el código para ello. Por ejemplo, la definición de las rutas es distinta en los sistemas basados en Unix que en los de Microsoft.</text:p>
      <text:p text:style-name="P23"/>
      <text:p text:style-name="P23">Para la realización de los diagramas <text:span text:style-name="T9">de Python se puede usar herramientas como puede ser DIA o ArgoUML. Al final se optó por apoyarse en la librería Pyreverse [33] que permite hacer ingeniería inversa del código y después, partiendo de la información que aporta, utilizar otra herramienta para hacer el diagrama final.</text:span></text:p>
      <text:p text:style-name="P24"/>
      <text:p text:style-name="P24">Por último, para la conversión de los ficheros JSON a CSV se decidió el poder optar mediante un parametro al ejecutar la herramienta Perceval que la salida fuese en CSV además de en JSON. Para ello se usan los paquetes json y csv de Python.</text:p>
      <text:p text:style-name="P17"><text:span text:style-name="T12"/></text:p>
      <text:p text:style-name="P29"><text:span text:style-name="T12">Referencias</text:span></text:p>
      <text:p text:style-name="P15"/>
      <text:p text:style-name="P15">[1] <text:a xlink:type="simple" xlink:href="https://github.com/grimoirelab/perceval" text:style-name="Internet_20_link" text:visited-style-name="Visited_20_Internet_20_Link">https://github.com/grimoirelab/perceval</text:a></text:p>
      <text:p text:style-name="P18">[2] <text:a xlink:type="simple" xlink:href="https://es.wikipedia.org/wiki/Python" text:style-name="Internet_20_link" text:visited-style-name="Visited_20_Internet_20_Link">https://es.wikipedia.org/wiki/Python</text:a></text:p>
      <text:p text:style-name="P18">[3] <text:a xlink:type="simple" xlink:href="https://www.python.org/" text:style-name="Internet_20_link" text:visited-style-name="Visited_20_Internet_20_Link">https://www.python.org/</text:a></text:p>
      <text:p text:style-name="P18">[4] <text:a xlink:type="simple" xlink:href="https://www.bugzilla.org/" text:style-name="Internet_20_link" text:visited-style-name="Visited_20_Internet_20_Link">https://www.bugzilla.org/</text:a></text:p>
      <text:p text:style-name="P18">[5] <text:a xlink:type="simple" xlink:href="https://es.wikipedia.org/wiki/Bugzilla" text:style-name="Internet_20_link" text:visited-style-name="Visited_20_Internet_20_Link">https://es.wikipedia.org/wiki/Bugzilla</text:a></text:p>
      <text:p text:style-name="P18">[6] <text:a xlink:type="simple" xlink:href="https://es.wikipedia.org/wiki/Mozilla_Public_License" text:style-name="Internet_20_link" text:visited-style-name="Visited_20_Internet_20_Link">https://es.wikipedia.org/wiki/Mozilla_Public_License</text:a></text:p>
      <text:p text:style-name="P19">[7] <text:a xlink:type="simple" xlink:href="https://es.wikipedia.org/wiki/Confluence_(software" text:style-name="Internet_20_link" text:visited-style-name="Visited_20_Internet_20_Link">https://es.wikipedia.org/wiki/Confluence_(software</text:a>)</text:p>
      <text:p text:style-name="P19">[8] <text:a xlink:type="simple" xlink:href="https://www.atlassian.com/software/confluence" text:style-name="Internet_20_link" text:visited-style-name="Visited_20_Internet_20_Link">https://www.atlassian.com/software/confluence</text:a></text:p>
      <text:p text:style-name="P25">[9] <text:a xlink:type="simple" xlink:href="https://en.wikipedia.org/wiki/Discourse_(software" text:style-name="Internet_20_link" text:visited-style-name="Visited_20_Internet_20_Link">https://en.wikipedia.org/wiki/Discourse_(software</text:a>)</text:p>
      <text:p text:style-name="P25">[10] <text:a xlink:type="simple" xlink:href="http://www.discourse.org/" text:style-name="Internet_20_link" text:visited-style-name="Visited_20_Internet_20_Link">http://www.discourse.org/</text:a></text:p>
      <text:p text:style-name="P25">[11] <text:a xlink:type="simple" xlink:href="https://en.wikipedia.org/wiki/Gerrit_(software" text:style-name="Internet_20_link" text:visited-style-name="Visited_20_Internet_20_Link">https://en.wikipedia.org/wiki/Gerrit_(software</text:a>)</text:p>
      <text:p text:style-name="P25">[12] <text:a xlink:type="simple" xlink:href="https://www.gerritcodereview.com/" text:style-name="Internet_20_link" text:visited-style-name="Visited_20_Internet_20_Link">https://www.gerritcodereview.com/</text:a></text:p>
      <text:p text:style-name="P25">[13] <text:a xlink:type="simple" xlink:href="https://es.wikipedia.org/wiki/Git" text:style-name="Internet_20_link" text:visited-style-name="Visited_20_Internet_20_Link">https://es.wikipedia.org/wiki/Git</text:a></text:p>
      <text:p text:style-name="P25">[14] <text:a xlink:type="simple" xlink:href="https://git-scm.com/" text:style-name="Internet_20_link" text:visited-style-name="Visited_20_Internet_20_Link">https://git-scm.com/</text:a></text:p>
      <text:p text:style-name="P26">[15] <text:a xlink:type="simple" xlink:href="https://es.wikipedia.org/wiki/GitHub" text:style-name="Internet_20_link" text:visited-style-name="Visited_20_Internet_20_Link">https://es.wikipedia.org/wiki/GitHub</text:a></text:p>
      <text:p text:style-name="P26">[16] <text:a xlink:type="simple" xlink:href="https://github.com/" text:style-name="Internet_20_link" text:visited-style-name="Visited_20_Internet_20_Link">https://github.com/</text:a></text:p>
      <text:p text:style-name="P26">[17] <text:a xlink:type="simple" xlink:href="https://es.wikipedia.org/wiki/Gmane" text:style-name="Internet_20_link" text:visited-style-name="Visited_20_Internet_20_Link">https://es.wikipedia.org/wiki/Gmane</text:a></text:p>
      <text:p text:style-name="P26">[18] <text:a xlink:type="simple" xlink:href="http://www.gmane.org/" text:style-name="Internet_20_link" text:visited-style-name="Visited_20_Internet_20_Link">http://www.gmane.org/</text:a></text:p>
      <text:p text:style-name="P26">[19] <text:a xlink:type="simple" xlink:href="https://es.wikipedia.org/wiki/Jenkins" text:style-name="Internet_20_link" text:visited-style-name="Visited_20_Internet_20_Link">https://es.wikipedia.org/wiki/Jenkins</text:a></text:p>
      <text:p text:style-name="P26">[20] <text:a xlink:type="simple" xlink:href="https://jenkins.io/index.html" text:style-name="Internet_20_link" text:visited-style-name="Visited_20_Internet_20_Link">https://jenkins.io/index.html</text:a></text:p>
      <text:p text:style-name="P27">[21] <text:a xlink:type="simple" xlink:href="https://es.wikipedia.org/wiki/JIRA" text:style-name="Internet_20_link" text:visited-style-name="Visited_20_Internet_20_Link">https://es.wikipedia.org/wiki/JIRA</text:a></text:p>
      <text:p text:style-name="P27">[22] <text:a xlink:type="simple" xlink:href="https://www.atlassian.com/software/jira" text:style-name="Internet_20_link" text:visited-style-name="Visited_20_Internet_20_Link">https://www.atlassian.com/software/jira</text:a></text:p>
      <text:p text:style-name="P27">[23] <text:a xlink:type="simple" xlink:href="https://es.wikipedia.org/wiki/Mbox" text:style-name="Internet_20_link" text:visited-style-name="Visited_20_Internet_20_Link">https://es.wikipedia.org/wiki/Mbox</text:a></text:p>
      <text:p text:style-name="P28">[24] <text:a xlink:type="simple" xlink:href="https://es.wikipedia.org/wiki/MediaWiki" text:style-name="Internet_20_link" text:visited-style-name="Visited_20_Internet_20_Link">https://es.wikipedia.org/wiki/MediaWiki</text:a></text:p>
      <text:p text:style-name="P28">[25] <text:a xlink:type="simple" xlink:href="https://www.mediawiki.org/wiki/MediaWiki" text:style-name="Internet_20_link" text:visited-style-name="Visited_20_Internet_20_Link">https://www.mediawiki.org/wiki/MediaWiki</text:a></text:p>
      <text:p text:style-name="P28">[26] <text:a xlink:type="simple" xlink:href="https://es.wikipedia.org/wiki/JSON" text:style-name="Internet_20_link" text:visited-style-name="Visited_20_Internet_20_Link">https://es.wikipedia.org/wiki/JSON</text:a></text:p>
      <text:p text:style-name="P28">[27] <text:a xlink:type="simple" xlink:href="http://www.json.org/" text:style-name="Internet_20_link" text:visited-style-name="Visited_20_Internet_20_Link">http://www.json.org/</text:a></text:p>
      <text:p text:style-name="P28">[28] <text:a xlink:type="simple" xlink:href="https://es.wikipedia.org/wiki/CSV" text:style-name="Internet_20_link" text:visited-style-name="Visited_20_Internet_20_Link">https://es.wikipedia.org/wiki/CSV</text:a></text:p>
      <text:p text:style-name="P28"><text:soft-page-break/></text:p>
      <text:p text:style-name="P28"/>
      <text:p text:style-name="P25"/>
      <text:p text:style-name="P19"/>
      <text:p text:style-name="P19">[<text:span text:style-name="T16">29</text:span>] <text:a xlink:type="simple" xlink:href="https://pypi.python.org/pypi/setuptools" text:style-name="Internet_20_link" text:visited-style-name="Visited_20_Internet_20_Link">https://pypi.python.org/pypi/setuptools</text:a></text:p>
      <text:p text:style-name="P22">[<text:span text:style-name="T16">30</text:span>] <text:a xlink:type="simple" xlink:href="https://en.wikipedia.org/wiki/Deb_(file_format" text:style-name="Internet_20_link" text:visited-style-name="Visited_20_Internet_20_Link">https://en.wikipedia.org/wiki/Deb_(file_format</text:a>)</text:p>
      <text:p text:style-name="P22">[<text:span text:style-name="T16">31</text:span>] <text:a xlink:type="simple" xlink:href="https://en.wikipedia.org/wiki/RPM_Package_Manager" text:style-name="Internet_20_link" text:visited-style-name="Visited_20_Internet_20_Link">https://en.wikipedia.org/wiki/RPM_Package_Manager</text:a></text:p>
      <text:p text:style-name="P23">[<text:span text:style-name="T16">32</text:span>] <text:a xlink:type="simple" xlink:href="http://nsis.sourceforge.net/Main_Page" text:style-name="Internet_20_link" text:visited-style-name="Visited_20_Internet_20_Link">http://nsis.sourceforge.net/Main_Page</text:a></text:p>
      <text:p text:style-name="P24">[<text:span text:style-name="T16">33</text:span>] <text:a xlink:type="simple" xlink:href="https://pypi.python.org/pypi/pyreverse/0.5.1" text:style-name="Internet_20_link" text:visited-style-name="Visited_20_Internet_20_Link">https://pypi.python.org/pypi/pyreverse/0.5.1</text:a></text:p>
      <text:p text:style-name="P24"/>
      <text:p text:style-name="P23"/>
      <text:p text:style-name="P22"/>
      <text:p text:style-name="P22"/>
      <text:p text:style-name="P19"/>
      <text:p text:style-name="P18"/>
      <text:p text:style-name="P1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9:13:12.796250683</meta:creation-date>
    <dc:date>2016-11-12T23:57:28.410761499</dc:date>
    <meta:editing-duration>PT27M50S</meta:editing-duration>
    <meta:editing-cycles>3</meta:editing-cycles>
    <meta:generator>LibreOffice/5.1.4.2$Linux_X86_64 LibreOffice_project/10m0$Build-2</meta:generator>
    <meta:document-statistic meta:table-count="0" meta:image-count="0" meta:object-count="0" meta:page-count="6" meta:paragraph-count="76" meta:word-count="1226" meta:character-count="8470" meta:non-whitespace-character-count="7339"/>
  </office:meta>
</office:document-meta>
</file>